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7a70" officeooo:paragraph-rsid="001c7a70"/>
    </style:style>
    <style:style style:name="P2" style:family="paragraph" style:parent-style-name="Standard">
      <style:text-properties officeooo:rsid="001d31a8" officeooo:paragraph-rsid="001d31a8"/>
    </style:style>
    <style:style style:name="P3" style:family="paragraph" style:parent-style-name="Standard">
      <style:text-properties officeooo:rsid="001c7a70" officeooo:paragraph-rsid="001c7a70" fo:background-color="transparent"/>
    </style:style>
    <style:style style:name="P4" style:family="paragraph" style:parent-style-name="Standard">
      <style:text-properties officeooo:rsid="001d31a8" officeooo:paragraph-rsid="001d31a8" fo:background-color="transparent"/>
    </style:style>
    <style:style style:name="P5" style:family="paragraph" style:parent-style-name="Standard">
      <style:text-properties officeooo:rsid="001d31a8" officeooo:paragraph-rsid="001f150c" fo:background-color="transparent"/>
    </style:style>
    <style:style style:name="T1" style:family="text">
      <style:text-properties officeooo:rsid="001f150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ries</text:p>
      <text:p text:style-name="P1"/>
      <text:p text:style-name="P1">drop table if exists artwork, collection, creator, creatorDates</text:p>
      <text:p text:style-name="P1"/>
      <text:p text:style-name="P1">create table artwork (</text:p>
      <text:p text:style-name="P1"><text:s text:c="4"/>arkId varchar[15] primary key,</text:p>
      <text:p text:style-name="P1"><text:s text:c="4"/>title text, </text:p>
      <text:p text:style-name="P1"><text:s text:c="4"/>materialsAndTechniques text, </text:p>
      <text:p text:style-name="P1"><text:s text:c="4"/>objectType text</text:p>
      <text:p text:style-name="P1">)</text:p>
      <text:p text:style-name="P1"/>
      <text:p text:style-name="P1">create table collection (</text:p>
      <text:p text:style-name="P1"><text:s text:c="4"/>id varchar[10] primary key, </text:p>
      <text:p text:style-name="P1"><text:s text:c="4"/>name text</text:p>
      <text:p text:style-name="P1">)</text:p>
      <text:p text:style-name="P1"/>
      <text:p text:style-name="P1">create table creator (</text:p>
      <text:p text:style-name="P1"><text:s text:c="4"/>id varchar[8] primary key, </text:p>
      <text:p text:style-name="P1"><text:s text:c="4"/>name text, </text:p>
      <text:p text:style-name="P1"><text:s text:c="4"/>countryOfCitizenship text</text:p>
      <text:p text:style-name="P1">)</text:p>
      <text:p text:style-name="P1"/>
      <text:p text:style-name="P1">create table creatorDates (</text:p>
      <text:p text:style-name="P1"><text:s text:c="4"/>creatorId references creator (id),</text:p>
      <text:p text:style-name="P1"><text:s text:c="4"/>birth date, </text:p>
      <text:p text:style-name="P1"><text:s text:c="4"/>death date</text:p>
      <text:p text:style-name="P1">)</text:p>
      <text:p text:style-name="P1"/>
      <text:p text:style-name="P1">create table workAs (</text:p>
      <text:p text:style-name="P1"><text:s text:c="4"/>creatorId references creator (id),</text:p>
      <text:p text:style-name="P1"><text:s text:c="4"/>activeStartYear integer, </text:p>
      <text:p text:style-name="P1"><text:s text:c="4"/>activeEndYear integer,</text:p>
      <text:p text:style-name="P1"><text:s text:c="4"/>creationRole text</text:p>
      <text:p text:style-name="P1">)</text:p>
      <text:p text:style-name="P1"/>
      <text:p text:style-name="P1">create table dateCreated (</text:p>
      <text:p text:style-name="P1"><text:s text:c="4"/>artworkId references artwork (arkId),</text:p>
      <text:p text:style-name="P1"><text:s text:c="4"/>startYear integer, </text:p>
      <text:p text:style-name="P1"><text:s text:c="4"/>endYear integer primary key, </text:p>
      <text:p text:style-name="P1"><text:s text:c="4"/>text text, </text:p>
      <text:p text:style-name="P1"><text:s text:c="4"/>doubt boolean</text:p>
      <text:p text:style-name="P1">)</text:p>
      <text:p text:style-name="P1"/>
      <text:p text:style-name="P1">create table wasCreated (</text:p>
      <text:p text:style-name="P1"><text:s text:c="4"/>artworkId references artwork (arkId),</text:p>
      <text:p text:style-name="P1"><text:s text:c="4"/>placeOfCreation text,</text:p>
      <text:p text:style-name="P1"><text:s text:c="4"/>yearFinished reference dateCreated (endYear)</text:p>
      <text:p text:style-name="P1">)</text:p>
      <text:p text:style-name="P1"/>
      <text:p text:style-name="P1">create table museum (</text:p>
      <text:p text:style-name="P1"><text:s text:c="4"/>id varchar[10] primary key,</text:p>
      <text:p text:style-name="P1"><text:s text:c="4"/>name text,</text:p>
      <text:p text:style-name="P1"><text:soft-page-break/><text:s text:c="4"/>city text,</text:p>
      <text:p text:style-name="P1"><text:s text:c="4"/>country text</text:p>
      <text:p text:style-name="P1">)</text:p>
      <text:p text:style-name="P1"/>
      <text:p text:style-name="P3">create table room (</text:p>
      <text:p text:style-name="P3"><text:s text:c="4"/>id varchar[3], </text:p>
      <text:p text:style-name="P3"><text:s text:c="4"/>wing text, </text:p>
      <text:p text:style-name="P3"><text:s text:c="4"/>level varchar[1],</text:p>
      <text:p text:style-name="P3"><text:s text:c="4"/><text:span text:style-name="T1">primary key (id, wing)</text:span></text:p>
      <text:p text:style-name="P4">)</text:p>
      <text:p text:style-name="P2"/>
      <text:p text:style-name="P2">create table isPartOf (</text:p>
      <text:p text:style-name="P2"><text:s text:c="4"/>artworkId references artwork (arkId), </text:p>
      <text:p text:style-name="P2"><text:s text:c="4"/>collectionId references collection (id)</text:p>
      <text:p text:style-name="P2">)</text:p>
      <text:p text:style-name="P2"/>
      <text:p text:style-name="P2">create table isFoundIn (</text:p>
      <text:p text:style-name="P2"><text:s text:c="4"/>artworkId references artwork (arkId),</text:p>
      <text:p text:style-name="P4"><text:s text:c="4"/>roomId references <text:span text:style-name="T1">room</text:span></text:p>
      <text:p text:style-name="P2">)</text:p>
      <text:p text:style-name="P2"/>
      <text:p text:style-name="P2">create table isLocatedIn (</text:p>
      <text:p text:style-name="P5"><text:s text:c="4"/>roomId references <text:span text:style-name="T1">room</text:span></text:p>
      <text:p text:style-name="P2"><text:s text:c="4"/>museumId references museum (id)</text:p>
      <text:p text:style-name="P2">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9T10:32:46.500727317</meta:creation-date>
    <dc:date>2022-05-19T11:12:50.553396065</dc:date>
    <meta:editing-duration>PT29M53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64" meta:word-count="177" meta:character-count="1379" meta:non-whitespace-character-count="1101"/>
  </office:meta>
</office:document-meta>
</file>